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2-11-17_07-36-50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1-17_02-20-5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2-11-17_19-04-09_000.jpg</text:p>
          </table:table-cell>
          <table:table-cell table:style-name="ce27" office:value-type="string">
            <text:p>:m #*# / memo:other(m:other) / topic=習字, about=~,other=~,id=~,content=直;垂;基;構;造;式;混;溶;解;計;算;安;定;数;類;雑;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#*# / memo:other(m:other) / topic=習字, about=~,other=~,id=~,content=直;垂;基;構;造;式;混;溶;解;計;算;安;定;数;類;雑;">
            <text:p>:m #*# / memo:other(m:other) / topic=習字, about=~,other=~,id=~,content=直;垂;基;構;造;式;混;溶;解;計;算;安;定;数;類;雑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2-11-17_07-36-59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2-11-16_21-17-31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2-11-16_21-58-19_000.mp4</text:p>
          </table:table-cell>
          <table:table-cell table:style-name="ce27" office:value-type="string">
            <text:p>:VIDEO / @自室 / 記録 / jap.flute / 演奏、play / R=1 / genre=demo,for=mouth-shape:dai-kan,session=hour-21,memo=~,other=~ / follow~,file-id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7];[.K7])" office:value-type="string" office:string-value="mp4">
            <text:p>mp4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2-11-17_08-38-41_000.mp4</text:p>
          </table:table-cell>
          <table:table-cell table:style-name="ce27" office:value-type="string">
            <text:p>:VIDEO / @自宅 / 体操 / ダンス、dance-original / move=~,for=「手足左右」,other=~,file-id=2022-11-16_09-11-22_000.mp4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VIDEO / @自宅 / 体操 / ダンス、dance-original / move=~,for=「手足左右」,other=~,file-id=2022-11-16_09-11-22_000.mp4">
            <text:p>:VIDEO / @自宅 / 体操 / ダンス、dance-original / move=~,for=「手足左右」,other=~,file-id=2022-11-16_09-11-22_000.mp4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 office:value-type="string">
            <text:p>2022-11-17_08-56-34_000.mp4</text:p>
          </table:table-cell>
          <table:table-cell table:style-name="ce27" office:value-type="string">
            <text:p>:VIDEO / @自宅 / 体操 / ダンス、dance-original / move=~,for=「伸ばし歩き」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宅 / 体操 / ダンス、dance-original / move=~,for=「伸ばし歩き」,other=~">
            <text:p>:VIDEO / @自宅 / 体操 / ダンス、dance-original / move=~,for=「伸ばし歩き」,other=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11-17_08-46-08_000.mp4</text:p>
          </table:table-cell>
          <table:table-cell table:style-name="ce20" office:value-type="string">
            <text:p>:VIDEO / @自宅 / 体操 / ダンス、dance-original / move=~,for=「足振り」「足回し」,other=~,file-id=2022-11-16_09-09-49_000.mp4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VIDEO / @自宅 / 体操 / ダンス、dance-original / move=~,for=「足振り」「足回し」,other=~,file-id=2022-11-16_09-09-49_000.mp4">
            <text:p>:VIDEO / @自宅 / 体操 / ダンス、dance-original / move=~,for=「足振り」「足回し」,other=~,file-id=2022-11-16_09-09-49_000.mp4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2-11-16_19-08-46_000.jpg</text:p>
          </table:table-cell>
          <table:table-cell table:style-name="ce27" office:value-type="string">
            <text:p>:m :篠笛,shinobue #*# / session-memo:session-1 / 1#1 / p.1:genre=melody,musescore=~ \\\ p.2:genre=melody:continue-from:page-1:melo-2;coda,musescore=~ \\\ p.3:genre=melody:奇妙な,musesco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:篠笛,shinobue #*# / session-memo:session-1 / 1#1 / p.1:genre=melody,musescore=~ \\\ p.2:genre=melody:continue-from:page-1:melo-2;coda,musescore=~ \\\ p.3:genre=melody:奇妙な,musescore=~">
            <text:p>:m :篠笛,shinobue #*# / session-memo:session-1 / 1#1 / p.1:genre=melody,musescore=~ \\\ p.2:genre=melody:continue-from:page-1:melo-2;coda,musescore=~ \\\ p.3:genre=melody:奇妙な,musescore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7" office:value-type="string">
            <text:p>2022-11-17_12-59-09_000.jpg</text:p>
          </table:table-cell>
          <table:table-cell table:style-name="ce27" office:value-type="string">
            <text:p>:m RES #*# / free# JVEMV6 83#_33:1 / 83. chemistry / topics=有機化学,w=シクロヘキセン；シクロヘキサン,s=~,i=~,other=~,doc=r-1-1~1.1:f-2.5#R.3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RES #*# / free# JVEMV6 83#_33:1 / 83. chemistry / topics=有機化学,w=シクロヘキセン；シクロヘキサン,s=~,i=~,other=~,doc=r-1-1~1.1:f-2.5#R.3">
            <text:p>:m RES #*# / free# JVEMV6 83#_33:1 / 83. chemistry / topics=有機化学,w=シクロヘキセン；シクロヘキサン,s=~,i=~,other=~,doc=r-1-1~1.1:f-2.5#R.3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2-11-17_17-29-01_000.jpg</text:p>
          </table:table-cell>
          <table:table-cell table:style-name="ce27" office:value-type="string">
            <text:p>:m RES #*# / free# JVEMV6 83#_33:2 / 83. chemistry / topics=有機化学,w=シクロヘキセン；水素化エネルギー,s=~,i=~,other=~,doc=r-1-1~1.1:f-2.5#R.~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RES #*# / free# JVEMV6 83#_33:2 / 83. chemistry / topics=有機化学,w=シクロヘキセン；水素化エネルギー,s=~,i=~,other=~,doc=r-1-1~1.1:f-2.5#R.~1">
            <text:p>:m RES #*# / free# JVEMV6 83#_33:2 / 83. chemistry / topics=有機化学,w=シクロヘキセン；水素化エネルギー,s=~,i=~,other=~,doc=r-1-1~1.1:f-2.5#R.~1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2-11-17_19-03-32_000.jpg</text:p>
          </table:table-cell>
          <table:table-cell table:style-name="ce20" office:value-type="string">
            <text:p>:m :篠笛,shinobue #*# / session-memo:session-1 / 1#1 / p.1:genre=memo:alt-fingering,for=note:G;G#;Gq,key=~,notes=~,R=~,file-id=~,piece-id=~,tempo=~,session=hour-~,other=~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:篠笛,shinobue #*# / session-memo:session-1 / 1#1 / p.1:genre=memo:alt-fingering,for=note:G;G#;Gq,key=~,notes=~,R=~,file-id=~,piece-id=~,tempo=~,session=hour-~,other=~,musescore=~">
            <text:p>:m :篠笛,shinobue #*# / session-memo:session-1 / 1#1 / p.1:genre=memo:alt-fingering,for=note:G;G#;Gq,key=~,notes=~,R=~,file-id=~,piece-id=~,tempo=~,session=hour-~,other=~,musescore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8">2022/11/18</text:date>, <text:time>10:12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18T10:12:47.99</dc:date>
    <dc:creator>iwabuchi ken</dc:creator>
    <meta:editing-duration>P50DT23H51M2S</meta:editing-duration>
    <meta:editing-cycles>16516</meta:editing-cycles>
    <meta:document-statistic meta:table-count="2" meta:cell-count="917" meta:object-count="0"/>
    <meta:user-defined meta:name="qrichtext">1</meta:user-defined>
  </office:meta>
</office:document-meta>
</file>